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>
      <style:text-properties style:font-name="Arial1" fo:font-size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atetabell</text:h>
      <text:p text:style-name="P1">Liste over gatenavn.</text:p>
      <text:p text:style-name="P1">Gatenavn er koplet via gate-id til adresseinformasjon for f.eks leieob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3-06T13:23:02</meta:creation-date>
    <dc:creator>Sigurd Nes</dc:creator>
    <dc:date>2007-04-07T22:19:08</dc:date>
    <dc:language>en-US</dc:language>
    <meta:editing-cycles>8</meta:editing-cycles>
    <meta:editing-duration>PT33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5" meta:character-count="103"/>
  </office:meta>
</office:document-meta>
</file>